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2">1. SS1*: =003167</text:p>
      <text:p text:style-name="P2">Hold still, Slick.</text:p>
      <text:p text:style-name="P2">Something in your eye.</text:p>
      <text:p text:style-name="P1">Act 4</text:p>
      <text:p text:style-name="P2">_</text:p>
      <text:p text:style-name="P1">Act 5</text:p>
      <text:p text:style-name="P2">_</text:p>
      <text:p text:style-name="P2">2. TP1: =004424</text:p>
      <text:p text:style-name="P2">Seer.</text:p>
      <text:p text:style-name="P2">_</text:p>
      <text:p text:style-name="P2">3. TP2: =004425</text:p>
      <text:p text:style-name="P2">It is time.</text:p>
      <text:p text:style-name="P2">_</text:p>
      <text:p text:style-name="P2">4. TP3: =004430</text:p>
      <text:p text:style-name="P2">To begin your mission.</text:p>
      <text:p text:style-name="P2">_</text:p>
      <text:p text:style-name="P2">5. TP4: =004431</text:p>
      <text:p text:style-name="P2"><text:soft-page-break/>You must eliminate the archagent.</text:p>
      <text:p text:style-name="P2">Exile Jack Noir.</text:p>
      <text:p text:style-name="P2">_</text:p>
      <text:p text:style-name="P2">6. TP5: =004446</text:p>
      <text:p text:style-name="P2">You are a strange and funny girl.</text:p>
      <text:p text:style-name="P2">_</text:p>
      <text:p text:style-name="P2">7. VS1: =004452</text:p>
      <text:p text:style-name="P2">Thief.</text:p>
      <text:p text:style-name="P2">_</text:p>
      <text:p text:style-name="P2">8. VS2: =004453</text:p>
      <text:p text:style-name="P2">You will need to be strong.</text:p>
      <text:p text:style-name="P2">There is important work for you to do.</text:p>
      <text:p text:style-name="P2">_</text:p>
      <text:p text:style-name="P2">9. TP6: =004458</text:p>
      <text:p text:style-name="P2">Find the ring before he does.</text:p>
      <text:p text:style-name="P2">Retrieve the ring from the royal vault.</text:p>
      <text:p text:style-name="P2">_</text:p>
      <text:p text:style-name="P2">10. TP7: =004459</text:p>
      <text:p text:style-name="P2">And then,</text:p>
      <text:p text:style-name="P2">Destroy it.</text:p>
      <text:p text:style-name="P2">_</text:p>
      <text:p text:style-name="P1">Act 5 Act 2</text:p>
      <text:p text:style-name="P2">_</text:p>
      <text:p text:style-name="P2">11. VS3: =005016</text:p>
      <text:p text:style-name="P2">Thief.</text:p>
      <text:p text:style-name="P2">Why not take control?</text:p>
      <text:p text:style-name="P2"><text:soft-page-break/>_</text:p>
      <text:p text:style-name="P2">12. VS4: =005021</text:p>
      <text:p text:style-name="P2">Steal his will.</text:p>
      <text:p text:style-name="P2">It is what a thief does.</text:p>
      <text:p text:style-name="P2">End this.</text:p>
      <text:p text:style-name="P2">_</text:p>
      <text:p text:style-name="P2">13. SS2*: =006009</text:p>
      <text:p text:style-name="P2">What are you waiting for?</text:p>
      <text:p text:style-name="P2">Draw, Spades.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62" meta:word-count="159" meta:character-count="703"/>
    <meta:generator>OpenOffice/4.1.2$Win32 OpenOffice.org_project/412m3$Build-9782</meta:generator>
  </office:meta>
</office:document-meta>
</file>